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libri" svg:font-family="Cal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irst_20_line_20_indent">
      <style:text-properties style:font-name="Callibri" fo:font-size="10pt" officeooo:rsid="00168903" officeooo:paragraph-rsid="001f1ed2" style:font-size-asian="8.75pt" style:font-size-complex="10pt"/>
    </style:style>
    <style:style style:name="P2" style:family="paragraph" style:parent-style-name="First_20_line_20_indent">
      <style:text-properties style:font-name="Callibri" fo:font-size="10pt" officeooo:rsid="002b96d3" officeooo:paragraph-rsid="002b96d3" style:font-size-asian="8.75pt" style:font-size-complex="10pt"/>
    </style:style>
    <style:style style:name="P3" style:family="paragraph" style:parent-style-name="First_20_line_20_indent">
      <style:text-properties style:font-name="Callibri" fo:font-size="10pt" officeooo:rsid="003d6d22" officeooo:paragraph-rsid="003d6d22" style:font-size-asian="8.75pt" style:font-size-complex="10pt"/>
    </style:style>
    <style:style style:name="P4" style:family="paragraph" style:parent-style-name="First_20_line_20_indent">
      <style:text-properties style:font-name="Callibri" fo:font-size="10pt" officeooo:rsid="00587ef3" officeooo:paragraph-rsid="00587ef3" style:font-size-asian="8.75pt" style:font-size-complex="10pt"/>
    </style:style>
    <style:style style:name="P5" style:family="paragraph" style:parent-style-name="First_20_line_20_indent">
      <style:text-properties style:font-name="Callibri" fo:font-size="10pt" officeooo:rsid="003e573e" officeooo:paragraph-rsid="003e573e" style:font-size-asian="10pt" style:font-size-complex="10pt"/>
    </style:style>
    <style:style style:name="P6" style:family="paragraph" style:parent-style-name="First_20_line_20_indent">
      <style:text-properties style:font-name="Callibri" fo:font-size="10pt" officeooo:rsid="003fc7f3" officeooo:paragraph-rsid="003fc7f3" style:font-size-asian="10pt" style:font-size-complex="10pt"/>
    </style:style>
    <style:style style:name="P7" style:family="paragraph" style:parent-style-name="First_20_line_20_indent">
      <style:text-properties style:font-name="Callibri" fo:font-size="10pt" style:text-underline-style="solid" style:text-underline-width="auto" style:text-underline-color="font-color" officeooo:rsid="004062cd" officeooo:paragraph-rsid="004062cd" style:font-size-asian="10pt" style:font-size-complex="10pt"/>
    </style:style>
    <style:style style:name="P8" style:family="paragraph" style:parent-style-name="First_20_line_20_indent">
      <style:text-properties style:font-name="Callibri" fo:font-size="10pt" style:text-underline-style="solid" style:text-underline-width="auto" style:text-underline-color="font-color" officeooo:rsid="0042a2c7" officeooo:paragraph-rsid="0042a2c7" style:font-size-asian="8.75pt" style:font-size-complex="10pt"/>
    </style:style>
    <style:style style:name="P9" style:family="paragraph" style:parent-style-name="First_20_line_20_indent">
      <style:text-properties style:font-name="Callibri" fo:font-size="10pt" style:text-underline-style="none" officeooo:rsid="0042a2c7" officeooo:paragraph-rsid="0042a2c7" style:font-size-asian="8.75pt" style:font-size-complex="10pt"/>
    </style:style>
    <style:style style:name="P10" style:family="paragraph" style:parent-style-name="First_20_line_20_indent">
      <style:text-properties style:text-underline-style="solid" style:text-underline-width="auto" style:text-underline-color="font-color" officeooo:rsid="0046a04e" officeooo:paragraph-rsid="0046a04e"/>
    </style:style>
    <style:style style:name="P11" style:family="paragraph" style:parent-style-name="Text_20_body">
      <style:text-properties style:font-name="Callibri" fo:font-size="10pt" officeooo:rsid="0015752b" officeooo:paragraph-rsid="0015752b" style:font-size-asian="8.75pt" style:font-size-complex="10pt"/>
    </style:style>
    <style:style style:name="P12" style:family="paragraph" style:parent-style-name="Text_20_body">
      <style:text-properties style:font-name="Callibri" fo:font-size="10pt" style:text-underline-style="solid" style:text-underline-width="auto" style:text-underline-color="font-color" officeooo:rsid="004062cd" officeooo:paragraph-rsid="0015752b" style:font-size-asian="8.75pt" style:font-size-complex="10pt"/>
    </style:style>
    <style:style style:name="P13" style:family="paragraph" style:parent-style-name="Heading_20_1">
      <style:text-properties style:font-name="Callibri" fo:font-size="10pt" officeooo:rsid="003d6d22" officeooo:paragraph-rsid="003d6d22" style:font-size-asian="10pt" style:font-size-complex="10pt"/>
    </style:style>
    <style:style style:name="P14" style:family="paragraph" style:parent-style-name="Heading_20_1">
      <style:text-properties style:font-name="Callibri" fo:font-size="10pt" officeooo:rsid="0015752b" officeooo:paragraph-rsid="0015752b" style:font-size-asian="8.75pt" style:font-size-complex="10pt"/>
    </style:style>
    <style:style style:name="P15" style:family="paragraph" style:parent-style-name="Heading_20_1">
      <style:text-properties style:font-name="Callibri" fo:font-size="10pt" officeooo:rsid="0042a2c7" officeooo:paragraph-rsid="0042a2c7" style:font-size-asian="8.75pt" style:font-size-complex="10pt"/>
    </style:style>
    <style:style style:name="P16" style:family="paragraph" style:parent-style-name="Heading_20_1">
      <style:text-properties style:font-name="Callibri" fo:font-size="10pt" officeooo:rsid="001dcc64" officeooo:paragraph-rsid="001dcc64" style:font-size-asian="8.75pt" style:font-size-complex="10pt"/>
    </style:style>
    <style:style style:name="P17" style:family="paragraph" style:parent-style-name="Heading_20_1">
      <style:text-properties style:font-name="Callibri" fo:font-size="10pt" officeooo:rsid="0065c45c" officeooo:paragraph-rsid="0065c45c" style:font-size-asian="8.75pt" style:font-size-complex="10pt"/>
    </style:style>
    <style:style style:name="P18" style:family="paragraph" style:parent-style-name="Heading_20_1">
      <style:text-properties style:font-name="Callibri" fo:font-size="10pt" fo:font-weight="bold" officeooo:rsid="0061d0a9" officeooo:paragraph-rsid="0061d0a9" style:font-size-asian="8.75pt" style:font-weight-asian="bold" style:font-size-complex="10pt" style:font-weight-complex="bold"/>
    </style:style>
    <style:style style:name="P19" style:family="paragraph" style:parent-style-name="First_20_line_20_indent">
      <style:text-properties style:text-underline-style="none" officeooo:rsid="0042a2c7" officeooo:paragraph-rsid="0042a2c7"/>
    </style:style>
    <style:style style:name="P20" style:family="paragraph" style:parent-style-name="First_20_line_20_indent">
      <style:text-properties style:text-underline-style="none" officeooo:rsid="005e4fb0" officeooo:paragraph-rsid="005e4fb0"/>
    </style:style>
    <style:style style:name="P21" style:family="paragraph" style:parent-style-name="First_20_line_20_indent">
      <style:text-properties style:text-underline-style="none" officeooo:rsid="0046f188" officeooo:paragraph-rsid="0046f188"/>
    </style:style>
    <style:style style:name="P22" style:family="paragraph" style:parent-style-name="First_20_line_20_indent">
      <style:text-properties style:text-underline-style="none" officeooo:rsid="00613ed2" officeooo:paragraph-rsid="00613ed2"/>
    </style:style>
    <style:style style:name="P23" style:family="paragraph" style:parent-style-name="First_20_line_20_indent">
      <style:text-properties style:text-underline-style="none" officeooo:rsid="0061d0a9" officeooo:paragraph-rsid="0061d0a9"/>
    </style:style>
    <style:style style:name="P24" style:family="paragraph" style:parent-style-name="First_20_line_20_indent">
      <style:text-properties style:font-name="Callibri" fo:font-size="10pt" fo:font-style="italic" style:text-underline-style="none" officeooo:rsid="0042a2c7" officeooo:paragraph-rsid="005cccdc" style:font-size-asian="10pt" style:font-style-asian="italic" style:font-size-complex="10pt" style:font-style-complex="italic"/>
    </style:style>
    <style:style style:name="P25" style:family="paragraph" style:parent-style-name="First_20_line_20_indent">
      <style:text-properties style:font-name="Callibri" fo:font-size="10pt" fo:font-style="normal" style:text-underline-style="solid" style:text-underline-width="auto" style:text-underline-color="font-color" officeooo:rsid="00613ed2" officeooo:paragraph-rsid="00613ed2" style:font-size-asian="8.75pt" style:font-style-asian="normal" style:font-size-complex="10pt" style:font-style-complex="normal"/>
    </style:style>
    <style:style style:name="P26" style:family="paragraph" style:parent-style-name="First_20_line_20_indent">
      <style:text-properties style:font-name="Callibri" fo:font-size="10pt" officeooo:rsid="0065130e" officeooo:paragraph-rsid="0065130e" style:font-size-asian="8.75pt" style:font-size-complex="10pt"/>
    </style:style>
    <style:style style:name="P27" style:family="paragraph" style:parent-style-name="First_20_line_20_indent">
      <style:text-properties style:font-name="Callibri" fo:font-size="10pt" officeooo:rsid="0065c45c" officeooo:paragraph-rsid="0065c45c" style:font-size-asian="8.75pt" style:font-size-complex="10pt"/>
    </style:style>
    <style:style style:name="P28" style:family="paragraph" style:parent-style-name="First_20_line_20_indent">
      <style:text-properties style:text-underline-style="solid" style:text-underline-width="auto" style:text-underline-color="font-color" officeooo:rsid="0061d0a9" officeooo:paragraph-rsid="0061d0a9"/>
    </style:style>
    <style:style style:name="P29" style:family="paragraph" style:parent-style-name="First_20_line_20_indent">
      <style:paragraph-properties fo:margin-left="0cm" fo:margin-right="0cm" fo:text-indent="0cm" style:auto-text-indent="false"/>
      <style:text-properties style:text-underline-style="none" officeooo:rsid="0061d0a9" officeooo:paragraph-rsid="0061d0a9"/>
    </style:style>
    <style:style style:name="P30" style:family="paragraph" style:parent-style-name="First_20_line_20_indent">
      <style:paragraph-properties fo:margin-left="0cm" fo:margin-right="0cm" fo:text-indent="0cm" style:auto-text-indent="false"/>
      <style:text-properties style:font-name="Callibri" fo:font-size="10pt" fo:font-style="italic" style:text-underline-style="none" officeooo:rsid="00613ed2" officeooo:paragraph-rsid="005cccdc" style:font-size-asian="10pt" style:font-style-asian="italic" style:font-size-complex="10pt" style:font-style-complex="italic"/>
    </style:style>
    <style:style style:name="P31" style:family="paragraph">
      <style:text-properties fo:font-size="10pt" style:font-size-asian="10pt" style:font-size-complex="10pt"/>
    </style:style>
    <style:style style:name="P32" style:family="paragraph">
      <style:paragraph-properties fo:text-align="center"/>
    </style:style>
    <style:style style:name="P33" style:family="paragraph">
      <style:text-properties fo:font-size="9pt" style:font-size-asian="9pt" style:font-size-complex="9pt"/>
    </style:style>
    <style:style style:name="T1" style:family="text">
      <style:text-properties style:font-name="Callibri" fo:font-size="10pt" style:font-size-asian="8.75pt" style:font-size-complex="10pt"/>
    </style:style>
    <style:style style:name="T2" style:family="text">
      <style:text-properties style:font-name="Callibri" fo:font-size="10pt" fo:font-style="italic" officeooo:rsid="005ac0eb" style:font-size-asian="8.75pt" style:font-style-asian="italic" style:font-size-complex="10pt" style:font-style-complex="italic"/>
    </style:style>
    <style:style style:name="T3" style:family="text">
      <style:text-properties style:font-name="Callibri" fo:font-size="10pt" fo:font-style="italic" officeooo:rsid="005c5215" style:font-size-asian="8.75pt" style:font-style-asian="italic" style:font-size-complex="10pt" style:font-style-complex="italic"/>
    </style:style>
    <style:style style:name="T4" style:family="text">
      <style:text-properties style:font-name="Callibri" fo:font-size="10pt" fo:font-style="normal" style:font-size-asian="8.75pt" style:font-style-asian="normal" style:font-size-complex="10pt" style:font-style-complex="normal"/>
    </style:style>
    <style:style style:name="T5" style:family="text">
      <style:text-properties style:font-name="Callibri" fo:font-size="10pt" fo:font-style="normal" officeooo:rsid="004695a4" style:font-size-asian="8.75pt" style:font-style-asian="normal" style:font-size-complex="10pt" style:font-style-complex="normal"/>
    </style:style>
    <style:style style:name="T6" style:family="text">
      <style:text-properties style:font-name="Callibri" fo:font-size="10pt" fo:font-style="normal" officeooo:rsid="0046f188" style:font-size-asian="8.75pt" style:font-style-asian="normal" style:font-size-complex="10pt" style:font-style-complex="normal"/>
    </style:style>
    <style:style style:name="T7" style:family="text">
      <style:text-properties style:font-name="Callibri" fo:font-size="10pt" fo:font-style="normal" officeooo:rsid="0047f455" style:font-size-asian="8.75pt" style:font-style-asian="normal" style:font-size-complex="10pt" style:font-style-complex="normal"/>
    </style:style>
    <style:style style:name="T8" style:family="text">
      <style:text-properties style:font-name="Callibri" fo:font-size="10pt" fo:font-style="normal" officeooo:rsid="005ece5a" style:font-size-asian="8.75pt" style:font-style-asian="normal" style:font-size-complex="10pt" style:font-style-complex="normal"/>
    </style:style>
    <style:style style:name="T9" style:family="text">
      <style:text-properties style:font-name="Callibri" fo:font-size="10pt" fo:font-style="normal" officeooo:rsid="00602709" style:font-size-asian="8.75pt" style:font-style-asian="normal" style:font-size-complex="10pt" style:font-style-complex="normal"/>
    </style:style>
    <style:style style:name="T10" style:family="text">
      <style:text-properties style:font-name="Callibri" fo:font-size="10pt" fo:font-style="normal" officeooo:rsid="00613ed2" style:font-size-asian="8.75pt" style:font-style-asian="normal" style:font-size-complex="10pt" style:font-style-complex="normal"/>
    </style:style>
    <style:style style:name="T11" style:family="text">
      <style:text-properties style:font-name="Callibri" fo:font-size="10pt" fo:font-style="normal" officeooo:rsid="0061d0a9" style:font-size-asian="8.75pt" style:font-style-asian="normal" style:font-size-complex="10pt" style:font-style-complex="normal"/>
    </style:style>
    <style:style style:name="T12" style:family="text">
      <style:text-properties style:font-name="Callibri" fo:font-size="10pt" fo:font-style="normal" officeooo:rsid="00634251" style:font-size-asian="8.75pt" style:font-style-asian="normal" style:font-size-complex="10pt" style:font-style-complex="normal"/>
    </style:style>
    <style:style style:name="T13" style:family="text">
      <style:text-properties style:font-name="Callibri" fo:font-size="10pt" fo:font-style="normal" officeooo:rsid="0065130e" style:font-size-asian="8.75pt" style:font-style-asian="normal" style:font-size-complex="10pt" style:font-style-complex="normal"/>
    </style:style>
    <style:style style:name="T14" style:family="text">
      <style:text-properties style:font-name="Callibri" fo:font-size="10pt" fo:font-style="normal" officeooo:rsid="0065c45c" style:font-size-asian="8.75pt" style:font-style-asian="normal" style:font-size-complex="10pt" style:font-style-complex="normal"/>
    </style:style>
    <style:style style:name="T15" style:family="text">
      <style:text-properties officeooo:rsid="002ad49a"/>
    </style:style>
    <style:style style:name="T16" style:family="text">
      <style:text-properties officeooo:rsid="002d89ca"/>
    </style:style>
    <style:style style:name="T17" style:family="text">
      <style:text-properties style:text-underline-style="solid" style:text-underline-width="auto" style:text-underline-color="font-color" officeooo:rsid="004062cd"/>
    </style:style>
    <style:style style:name="T18" style:family="text">
      <style:text-properties officeooo:rsid="0040b6da"/>
    </style:style>
    <style:style style:name="T19" style:family="text">
      <style:text-properties officeooo:rsid="004ad47e"/>
    </style:style>
    <style:style style:name="T20" style:family="text">
      <style:text-properties officeooo:rsid="0059b0f5"/>
    </style:style>
    <style:style style:name="T21" style:family="text">
      <style:text-properties officeooo:rsid="005a8bea"/>
    </style:style>
    <style:style style:name="T22" style:family="text">
      <style:text-properties officeooo:rsid="005ac0eb"/>
    </style:style>
    <style:style style:name="T23" style:family="text">
      <style:text-properties officeooo:rsid="005cccdc"/>
    </style:style>
    <style:style style:name="T24" style:family="text">
      <style:text-properties officeooo:rsid="005e4fb0"/>
    </style:style>
    <style:style style:name="T25" style:family="text">
      <style:text-properties officeooo:rsid="0065c45c"/>
    </style:style>
    <style:style style:name="T26" style:family="text">
      <style:text-properties officeooo:rsid="0066540e"/>
    </style:style>
    <style:style style:name="T27" style:family="text">
      <style:text-properties fo:font-size="10pt" style:font-size-asian="10pt" style:font-size-complex="10pt"/>
    </style:style>
    <style:style style:name="T28" style:family="text">
      <style:text-properties fo:font-size="9pt" style:font-size-asian="9pt" style:font-size-complex="9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vg:stroke-color="#00000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start="Arrow" draw:marker-start-width="0.199cm"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7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8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Design and implementation</text:h>
      <text:p text:style-name="P5"><text:span text:style-name="T21">The named entity recognizer</text:span> is <text:span text:style-name="T21">made using MALLET </text:span><text:s/>in Python using scikit-learn toolkit.</text:p>
      <text:p text:style-name="P6">The training and testing algorithm were designed as follows-</text:p>
      <text:p text:style-name="P7">Training</text:p>
      <text:p text:style-name="P6"><draw:custom-shape text:anchor-type="paragraph" draw:z-index="0" draw:style-name="gr1" svg:width="2.461cm" svg:height="1.006cm" svg:x="10.973cm" svg:y="-0.014cm"><text:p/><draw:enhanced-geometry svg:viewBox="0 0 21600 21600" draw:type="rectangle" draw:enhanced-path="M 0 0 L 21600 0 21600 21600 0 21600 0 0 Z N"/></draw:custom-shape><draw:custom-shape text:anchor-type="paragraph" draw:z-index="1" draw:style-name="gr1" svg:width="2.514cm" svg:height="1.13cm" svg:x="6.555cm" svg:y="0.039cm"><text:p/><draw:enhanced-geometry svg:viewBox="0 0 21600 21600" draw:type="rectangle" draw:enhanced-path="M 0 0 L 21600 0 21600 21600 0 21600 0 0 Z N"/></draw:custom-shape><draw:frame text:anchor-type="paragraph" draw:z-index="2" draw:style-name="gr2" draw:text-style-name="P31" svg:width="2.144cm" svg:height="0.668cm" svg:x="6.925cm" svg:y="0.155cm"><draw:text-box><text:p><text:span text:style-name="T27">I/p preprocess</text:span></text:p></draw:text-box></draw:frame><draw:frame text:anchor-type="paragraph" draw:z-index="3" draw:style-name="gr3" draw:text-style-name="P31" svg:width="1.879cm" svg:height="0.72cm" svg:x="11.767cm" svg:y="0.129cm"><draw:text-box><text:p><text:span text:style-name="T27">training</text:span></text:p></draw:text-box></draw:frame><draw:frame text:anchor-type="paragraph" draw:z-index="5" draw:style-name="gr5" draw:text-style-name="P33" svg:width="1.641cm" svg:height="0.927cm" svg:x="0.363cm" svg:y="0.464cm"><draw:text-box><text:p><text:span text:style-name="T28">Train data</text:span></text:p></draw:text-box></draw:frame><draw:ellipse text:anchor-type="paragraph" draw:z-index="7" draw:style-name="gr6" draw:text-style-name="P32" svg:width="1.588cm" svg:height="0.821cm" svg:x="0.152cm" svg:y="0.226cm"><text:p/></draw:ellipse><draw:ellipse text:anchor-type="paragraph" draw:z-index="8" draw:style-name="gr6" draw:text-style-name="P32" svg:width="1.588cm" svg:height="0.821cm" svg:x="14.545cm" svg:y="-0.064cm"><text:p/></draw:ellipse><draw:frame text:anchor-type="paragraph" draw:z-index="9" draw:style-name="gr7" draw:text-style-name="P33" svg:width="0.98cm" svg:height="0.703cm" svg:x="14.863cm" svg:y="0.265cm"><draw:text-box><text:p><text:span text:style-name="T28">CRF</text:span></text:p></draw:text-box></draw:frame><draw:line text:anchor-type="paragraph" draw:z-index="11" draw:style-name="gr4" draw:text-style-name="P32" svg:x1="14.545cm" svg:y1="0.379cm" svg:x2="13.434cm" svg:y2="0.379cm"><text:p/></draw:line><draw:frame text:anchor-type="paragraph" draw:z-index="14" draw:style-name="gr8" draw:text-style-name="P31" svg:width="2.144cm" svg:height="0.89cm" svg:x="2.718cm" svg:y="0.067cm"><draw:text-box><text:p><text:span text:style-name="T27">POS tagger</text:span></text:p></draw:text-box></draw:frame><draw:custom-shape text:anchor-type="paragraph" draw:z-index="16" draw:style-name="gr1" svg:width="2.461cm" svg:height="1.128cm" svg:x="2.189cm" svg:y="0.067cm"><text:p/><draw:enhanced-geometry svg:viewBox="0 0 21600 21600" draw:type="rectangle" draw:enhanced-path="M 0 0 L 21600 0 21600 21600 0 21600 0 0 Z N"/></draw:custom-shape> </text:p>
      <text:h text:style-name="P14" text:outline-level="1"><draw:line text:anchor-type="paragraph" draw:z-index="4" draw:style-name="gr4" draw:text-style-name="P32" svg:x1="6.608cm" svg:y1="-0.139cm" svg:x2="4.65cm" svg:y2="-0.139cm"><text:p/></draw:line><draw:line text:anchor-type="paragraph" draw:z-index="6" draw:style-name="gr4" draw:text-style-name="P32" svg:x1="2.189cm" svg:y1="-0.127cm" svg:x2="1.739cm" svg:y2="-0.127cm"><text:p/></draw:line><draw:line text:anchor-type="paragraph" draw:z-index="10" draw:style-name="gr4" draw:text-style-name="P32" svg:x1="10.973cm" svg:y1="-0.178cm" svg:x2="9.121cm" svg:y2="-0.178cm"><text:p/></draw:line></text:h>
      <text:p text:style-name="P11"><text:s text:c="4"/><text:span text:style-name="T17">Testing</text:span></text:p>
      <text:p text:style-name="P11"><draw:ellipse text:anchor-type="paragraph" draw:z-index="12" draw:style-name="gr6" draw:text-style-name="P32" svg:width="1.588cm" svg:height="0.821cm" svg:x="0.152cm" svg:y="0.226cm"><text:p/></draw:ellipse><draw:frame text:anchor-type="paragraph" draw:z-index="15" draw:style-name="gr8" draw:text-style-name="P31" svg:width="2.144cm" svg:height="0.89cm" svg:x="2.586cm" svg:y="0.245cm"><draw:text-box><text:p><text:span text:style-name="T27">POS tagger</text:span></text:p></draw:text-box></draw:frame><draw:custom-shape text:anchor-type="paragraph" draw:z-index="17" draw:style-name="gr1" svg:width="2.461cm" svg:height="1.128cm" svg:x="2.268cm" svg:y="0.245cm"><text:p/><draw:enhanced-geometry svg:viewBox="0 0 21600 21600" draw:type="rectangle" draw:enhanced-path="M 0 0 L 21600 0 21600 21600 0 21600 0 0 Z N"/></draw:custom-shape><draw:frame text:anchor-type="paragraph" draw:z-index="18" draw:style-name="gr2" draw:text-style-name="P31" svg:width="2.144cm" svg:height="0.668cm" svg:x="6.925cm" svg:y="0.155cm"><draw:text-box><text:p><text:span text:style-name="T27">I/p preprocess</text:span></text:p></draw:text-box></draw:frame><draw:custom-shape text:anchor-type="paragraph" draw:z-index="19" draw:style-name="gr1" svg:width="2.514cm" svg:height="1.13cm" svg:x="6.555cm" svg:y="0.039cm"><text:p/><draw:enhanced-geometry svg:viewBox="0 0 21600 21600" draw:type="rectangle" draw:enhanced-path="M 0 0 L 21600 0 21600 21600 0 21600 0 0 Z N"/></draw:custom-shape><draw:custom-shape text:anchor-type="paragraph" draw:z-index="20" draw:style-name="gr1" svg:width="2.461cm" svg:height="1.006cm" svg:x="10.973cm" svg:y="-0.014cm"><text:p/><draw:enhanced-geometry svg:viewBox="0 0 21600 21600" draw:type="rectangle" draw:enhanced-path="M 0 0 L 21600 0 21600 21600 0 21600 0 0 Z N"/></draw:custom-shape><draw:frame text:anchor-type="paragraph" draw:z-index="21" draw:style-name="gr3" draw:text-style-name="P31" svg:width="1.879cm" svg:height="0.72cm" svg:x="11.767cm" svg:y="0.129cm"><draw:text-box><text:p><text:span text:style-name="T27">CRF</text:span></text:p></draw:text-box></draw:frame><draw:ellipse text:anchor-type="paragraph" draw:z-index="22" draw:style-name="gr6" draw:text-style-name="P32" svg:width="2.488cm" svg:height="1.195cm" svg:x="14.228cm" svg:y="-0.064cm"><text:p/></draw:ellipse><draw:frame text:anchor-type="paragraph" draw:z-index="23" draw:style-name="gr9" draw:text-style-name="P33" svg:width="1.985cm" svg:height="0.689cm" svg:x="14.413cm" svg:y="0.284cm"><draw:text-box><text:p><text:span text:style-name="T28">Predicted o/p</text:span></text:p></draw:text-box></draw:frame></text:p>
      <text:p text:style-name="P12"><draw:frame text:anchor-type="paragraph" draw:z-index="13" draw:style-name="gr5" draw:text-style-name="P33" svg:width="1.641cm" svg:height="0.927cm" svg:x="0.363cm" svg:y="-0.277cm"><draw:text-box><text:p><text:span text:style-name="T28">I/p data</text:span></text:p></draw:text-box></draw:frame><draw:line text:anchor-type="paragraph" draw:z-index="24" draw:style-name="gr4" draw:text-style-name="P32" svg:x1="2.268cm" svg:y1="-0.072cm" svg:x2="1.739cm" svg:y2="-0.072cm"><text:p/></draw:line><draw:line text:anchor-type="paragraph" draw:z-index="25" draw:style-name="gr4" draw:text-style-name="P32" svg:x1="6.555cm" svg:y1="-0.127cm" svg:x2="4.729cm" svg:y2="-0.127cm"><text:p/></draw:line><draw:line text:anchor-type="paragraph" draw:z-index="26" draw:style-name="gr4" draw:text-style-name="P32" svg:x1="10.973cm" svg:y1="-0.178cm" svg:x2="9.121cm" svg:y2="-0.178cm"><text:p/></draw:line><draw:line text:anchor-type="paragraph" draw:z-index="27" draw:style-name="gr4" draw:text-style-name="P32" svg:x1="14.228cm" svg:y1="-0.203cm" svg:x2="13.434cm" svg:y2="-0.164cm"><text:p/></draw:line></text:p>
      <text:h text:style-name="P15" text:outline-level="1">Description of the sections</text:h>
      <text:p text:style-name="P8">POS tagger</text:p>
      <text:p text:style-name="P9">The <text:span text:style-name="T21">Stanford POS</text:span> tagger is used for the purpose of tokenizing the text and generating POS tags. <text:span text:style-name="T22">An intermediate file was produced at this step.</text:span></text:p>
      <text:p text:style-name="P8">I/p preprocess</text:p>
      <text:p text:style-name="P9"><text:s/>The main steps of process are -</text:p>
      <text:p text:style-name="P19"><text:span text:style-name="T1">- </text:span><text:span text:style-name="T2">Using </text:span><text:span text:style-name="T3">the intermediate file from previous step to get the POS features.</text:span></text:p>
      <text:p text:style-name="P24">- <text:span text:style-name="T23">Checked capitalized words to include capitalization features</text:span></text:p>
      <text:p text:style-name="P24"><text:span text:style-name="T23">- Checked for STOPWORDS and included as features (removed afterwards)</text:span></text:p>
      <text:p text:style-name="P24">-<text:span text:style-name="T23">Checked for previous words and included as features</text:span></text:p>
      <text:p text:style-name="P24">-<text:span text:style-name="T24">Checked for previous POS tags and included as features (removed afterwards)</text:span></text:p>
      <text:p text:style-name="P30"/>
      <text:p text:style-name="P10"><text:span text:style-name="T5">T</text:span><text:span text:style-name="T4">raining</text:span></text:p>
      <text:p text:style-name="P20"><text:span text:style-name="T6">T</text:span><text:span text:style-name="T4">he pre-processed text is readied for proper input for usage with the sequence labelling.</text:span></text:p>
      <text:p text:style-name="P20"><text:span text:style-name="T4">For </text:span><text:span text:style-name="T8">this purpose, the MALLET sequence tagger is used which </text:span><text:span text:style-name="T9">used a CRF as a model </text:span></text:p>
      <text:p text:style-name="P21"><text:span text:style-name="T4">The classifier is trained <text:s/></text:span><text:span text:style-name="T10">on 60% of the training data given </text:span><text:span text:style-name="T4">using <text:s/></text:span><text:span text:style-name="T12">100</text:span><text:span text:style-name="T10"> iterations on the CRF.</text:span><text:span text:style-name="T4"> </text:span><text:span text:style-name="T10">Initial training and testing acuuracy came out to be </text:span><text:span text:style-name="T14">0.</text:span><text:span text:style-name="T10">8522 and </text:span><text:span text:style-name="T14">0.</text:span><text:span text:style-name="T10">8222 respectively. </text:span><text:span text:style-name="T13">Initial Fscore was just 0.</text:span><text:span text:style-name="T14">0</text:span><text:span text:style-name="T13">988 <text:s/>. </text:span><text:span text:style-name="T14">This latter however, improved to 0.7069 with addition of features.</text:span></text:p>
      <text:p text:style-name="P21"><text:span text:style-name="T10"/></text:p>
      <text:p text:style-name="P25">CRF</text:p>
      <text:p text:style-name="P22"><text:span text:style-name="T7">A</text:span><text:span text:style-name="T4">t training stage, the trained CRF model was outputted to a file which was used for tagging in test</text:span><text:span text:style-name="T11">i</text:span><text:span text:style-name="T4">ng phase.</text:span></text:p>
      <text:p text:style-name="P23"><text:span text:style-name="T4">For testing phase, the same file is given as an input for sequence tagging and the results computed.</text:span></text:p>
      <text:p text:style-name="P28"><text:span text:style-name="T4">Output processing</text:span><text:span text:style-name="T13">(not shown above)</text:span></text:p>
      <text:p text:style-name="P29"><text:span text:style-name="T4"><text:s text:c="4"/>This step is just to make output in correct format as expected.</text:span></text:p>
      <text:h text:style-name="P18" text:outline-level="1"><text:soft-page-break/>Evaluation</text:h>
      <text:p text:style-name="P26">The model was trained as mentioned above and the results were computed against the the training data (without the labels). Then, for Fscore measurement it was compared against the training data (gold-output). An initial Fscore of 0.<text:span text:style-name="T25">0</text:span>955 was coming with a precision of <text:span text:style-name="T25">0.70</text:span> and recall 0.05</text:p>
      <text:h text:style-name="P17" text:outline-level="1">Study</text:h>
      <text:p text:style-name="P27">Clearly, the initial recall over baseline was too low. On increasing the no. Of iterations, the recall percentage was too low. Increasing the no of the iterations in training, the Fscore went up to ~ 0.223.</text:p>
      <text:p text:style-name="P27">Later on , following features in word are made and Fscore observed- </text:p>
      <text:p text:style-name="P27">i. Baseline + <text:s/>Capitalization – 0.4067</text:p>
      <text:p text:style-name="P27">ii. Baseline + Capitalization + POS tags - <text:s/>0.5640</text:p>
      <text:p text:style-name="P27">iii. Baseline + StopWords <text:s/>+ Capitalization – 0.378</text:p>
      <text:p text:style-name="P27">iv. Baseline + StopWords <text:s/>+ Capitalization + POS tags – 0.542</text:p>
      <text:p text:style-name="P27">v. Baseline + Capitalization + POS tags + previous words(w-1) – 0.7069</text:p>
      <text:p text:style-name="P27">vi. Baseline + Capitalization + POS tags +previous POS tags + previous words(w-1) <text:s/>- 0.689</text:p>
      <text:p text:style-name="P27"/>
      <text:p text:style-name="P27">From above observation features with best Fscore was chosen i.e. - ( <text:span text:style-name="T26">v</text:span>).</text:p>
      <text:h text:style-name="P16" text:outline-level="1">References/ <text:span text:style-name="T16">Acknowledgement</text:span></text:h>
      <text:p text:style-name="P1"><text:span text:style-name="T19">1</text:span>. <text:span text:style-name="T15">python docs and stackoverflow for implementation</text:span></text:p>
      <text:p text:style-name="P2"><text:span text:style-name="T19">2</text:span>. <text:span text:style-name="T21">MALLET toolkit documentation for modelling the CRF.</text:span></text:p>
      <text:p text:style-name="P3"><text:span text:style-name="T19">3</text:span>. <text:span text:style-name="T21">Stanford</text:span> POS <text:span text:style-name="T18">tagger</text:span></text:p>
      <text:p text:style-name="P4">4. Speech and Language processing <text:s/>- Dan Jurafsky <text:span text:style-name="T20">and Mart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libri" svg:font-family="Cal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7T21:16:12.711624434</meta:creation-date>
    <dc:date>2014-11-04T22:41:38.223253555</dc:date>
    <meta:editing-duration>PT9H45M3S</meta:editing-duration>
    <meta:editing-cycles>79</meta:editing-cycles>
    <meta:generator>LibreOffice/4.2.6.3$Linux_X86_64 LibreOffice_project/420m0$Build-3</meta:generator>
    <meta:document-statistic meta:table-count="0" meta:image-count="0" meta:object-count="0" meta:page-count="2" meta:paragraph-count="42" meta:word-count="447" meta:character-count="2744" meta:non-whitespace-character-count="2312"/>
  </office:meta>
</office:document-meta>
</file>